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d" svg:font-family="Monospaced"/>
    <style:font-face style:name="OpenSymbol" svg:font-family="OpenSymbo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6" style:family="paragraph" style:parent-style-name="Standard" style:list-style-name="L1">
      <style:text-properties fo:font-size="14pt" fo:font-weight="bold" style:font-size-asian="14pt" style:font-weight-asian="bold" style:font-size-complex="14pt" style:font-weight-complex="bold"/>
    </style:style>
    <style:style style:name="P7" style:family="paragraph" style:parent-style-name="Standard">
      <style:text-properties fo:font-variant="normal" fo:text-transform="none" style:use-window-font-color="true" style:font-name="Times New Roman" fo:font-style="normal"/>
    </style:style>
    <style:style style:name="P8" style:family="paragraph" style:parent-style-name="Standard">
      <style:text-properties fo:font-variant="normal" fo:text-transform="none" fo:color="#a020f0" style:font-name="Times New Roman" fo:font-style="normal"/>
    </style:style>
    <style:style style:name="P9" style:family="paragraph" style:parent-style-name="Standard">
      <style:text-properties style:font-name="Times New Roman"/>
    </style:style>
    <style:style style:name="P10" style:family="paragraph" style:parent-style-name="Standard">
      <style:text-properties fo:color="#008000" fo:font-style="italic" style:font-style-asian="italic" style:font-style-complex="italic"/>
    </style:style>
    <style:style style:name="P11" style:family="paragraph" style:parent-style-name="Standard">
      <style:text-properties fo:color="#008000" style:font-name="Times New Roman" fo:font-style="italic" style:font-style-asian="italic" style:font-style-complex="italic"/>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4" style:family="paragraph" style:parent-style-name="Standard">
      <style:text-properties fo:font-style="italic" style:font-style-asian="italic" style:font-style-complex="italic"/>
    </style:style>
    <style:style style:name="T1" style:family="text">
      <style:text-properties fo:color="#64ae64" fo:font-style="italic"/>
    </style:style>
    <style:style style:name="T2" style:family="text">
      <style:text-properties fo:color="#b01813"/>
    </style:style>
    <style:style style:name="T3" style:family="text">
      <style:text-properties fo:color="#834310" fo:font-weight="bold"/>
    </style:style>
    <style:style style:name="T4" style:family="text">
      <style:text-properties fo:color="#834310" fo:font-style="normal" fo:font-weight="bold"/>
    </style:style>
    <style:style style:name="T5" style:family="text">
      <style:text-properties fo:color="#834310" style:font-name="Times New Roman" fo:font-weight="bold"/>
    </style:style>
    <style:style style:name="T6" style:family="text">
      <style:text-properties fo:color="#5c5c5c"/>
    </style:style>
    <style:style style:name="T7" style:family="text">
      <style:text-properties fo:color="#5c5c5c" fo:font-style="normal"/>
    </style:style>
    <style:style style:name="T8" style:family="text">
      <style:text-properties fo:color="#5c5c5c" style:font-name="Times New Roman"/>
    </style:style>
    <style:style style:name="T9" style:family="text">
      <style:text-properties fo:color="#000000"/>
    </style:style>
    <style:style style:name="T10" style:family="text">
      <style:text-properties fo:color="#000000" style:text-underline-style="solid" style:text-underline-width="auto" style:text-underline-color="font-color"/>
    </style:style>
    <style:style style:name="T11" style:family="text">
      <style:text-properties fo:color="#000000" fo:font-style="normal"/>
    </style:style>
    <style:style style:name="T12" style:family="text">
      <style:text-properties fo:color="#000000" style:font-name="Times New Roman" style:text-underline-style="solid" style:text-underline-width="auto" style:text-underline-color="font-color"/>
    </style:style>
    <style:style style:name="T13" style:family="text">
      <style:text-properties fo:color="#4a55db"/>
    </style:style>
    <style:style style:name="T14" style:family="text">
      <style:text-properties fo:color="#4a55db" fo:font-style="normal"/>
    </style:style>
    <style:style style:name="T15" style:family="text">
      <style:text-properties fo:color="#4a55db" style:font-name="Times New Roman"/>
    </style:style>
    <style:style style:name="T16" style:family="text">
      <style:text-properties fo:color="#4a55db" fo:font-weight="bold"/>
    </style:style>
    <style:style style:name="T17" style:family="text">
      <style:text-properties fo:color="#bc8f8f"/>
    </style:style>
    <style:style style:name="T18" style:family="text">
      <style:text-properties fo:color="#bc8f8f" fo:font-style="normal"/>
    </style:style>
    <style:style style:name="T19" style:family="text">
      <style:text-properties fo:font-style="normal"/>
    </style:style>
    <style:style style:name="T20" style:family="text">
      <style:text-properties fo:color="#a020f0" fo:font-style="normal"/>
    </style:style>
    <style:style style:name="T21" style:family="text">
      <style:text-properties fo:color="#ffaa00" fo:font-style="normal"/>
    </style:style>
    <style:style style:name="T22" style:family="text">
      <style:text-properties fo:color="#ae5cb0" fo:font-style="normal" style:text-underline-style="solid" style:text-underline-width="auto" style:text-underline-color="font-color"/>
    </style:style>
    <style:style style:name="T23" style:family="text">
      <style:text-properties fo:font-variant="normal" fo:text-transform="none" fo:color="#b01813" fo:font-style="normal"/>
    </style:style>
    <style:style style:name="T24" style:family="text">
      <style:text-properties fo:font-variant="normal" fo:text-transform="none" fo:font-style="normal"/>
    </style:style>
    <style:style style:name="T25" style:family="text">
      <style:text-properties fo:font-variant="normal" fo:text-transform="none" fo:color="#000000" fo:font-style="normal"/>
    </style:style>
    <style:style style:name="T26" style:family="text">
      <style:text-properties fo:font-variant="normal" fo:text-transform="none" fo:color="#5c5c5c" fo:font-style="normal"/>
    </style:style>
    <style:style style:name="T27" style:family="text">
      <style:text-properties fo:font-variant="normal" fo:text-transform="none" fo:color="#bc8f8f" fo:font-style="normal"/>
    </style:style>
    <style:style style:name="T28" style:family="text">
      <style:text-properties fo:font-variant="normal" fo:text-transform="none" fo:color="#64ae64" fo:font-style="italic"/>
    </style:style>
    <style:style style:name="T29" style:family="text">
      <style:text-properties fo:color="#32b9b9"/>
    </style:style>
    <style:style style:name="T30" style:family="text">
      <style:text-properties fo:color="#32b9b9" fo:font-style="normal"/>
    </style:style>
    <style:style style:name="T31" style:family="text">
      <style:text-properties style:font-name="Times New Roman"/>
    </style:style>
    <style:style style:name="T32" style:family="text">
      <style:text-properties style:font-name="Times New Roman"/>
    </style:style>
    <style:style style:name="T33" style:family="text">
      <style:text-properties fo:color="#008000"/>
    </style:style>
    <style:style style:name="T34" style:family="text">
      <style:text-properties fo:color="#008000" style:font-name="Times New Roman"/>
    </style:style>
    <style:style style:name="T35" style:family="text">
      <style:text-properties fo:color="#008000"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DF TP 10-11 : arbre de décision et reconnaissance de visages</text:p>
      <text:p text:style-name="Standard"/>
      <text:p text:style-name="P1">binôme : Benjamin Ruytoor et Aurore Allart</text:p>
      <text:p text:style-name="P1">date : 27 mars 2013</text:p>
      <text:p text:style-name="P1"/>
      <text:p text:style-name="P3">Introduction</text:p>
      <text:p text:style-name="P1"><text:tab/>Nous avons vu dans le TP précédent, l'arbre de décision sur le problème du pendu. Dans celui-ci, nous allons illustrer l'utilisation d'arbres de décision dans la reconnaissance de visage dans une base de données de 10 exemples de 40 visages différents.</text:p>
      <text:p text:style-name="P1"/>
      <text:list xml:id="list29720243" text:style-name="L1">
        <text:list-item>
          <text:p text:style-name="P5">Préparation des données</text:p>
        </text:list-item>
      </text:list>
      <text:p text:style-name="Standard"><text:tab/>La taille de chaque visage est de 33 pixels sur la largeur et 40 pixels en hauteur. On le calcule par cet appel : </text:p>
      <text:p text:style-name="P9"><text:span text:style-name="T13">[</text:span><text:span text:style-name="T9">tailleVisageL,tailleVisageC</text:span><text:span text:style-name="T13">]</text:span> <text:span text:style-name="T6">=</text:span> <text:span text:style-name="T29">size</text:span><text:span text:style-name="T13">(</text:span><text:span text:style-name="T9">allFaces</text:span><text:span text:style-name="T13">)</text:span><text:span text:style-name="T9">;</text:span></text:p>
      <text:p text:style-name="P9"><text:span text:style-name="T9">tailleVisageL</text:span> <text:span text:style-name="T6">=</text:span> <text:span text:style-name="T9">tailleVisageL</text:span> <text:span text:style-name="T6">/</text:span> <text:span text:style-name="T17">20</text:span><text:span text:style-name="T9">;</text:span> <text:span text:style-name="T1">//33</text:span></text:p>
      <text:p text:style-name="P9"><text:span text:style-name="T25">tailleVisageC</text:span><text:span text:style-name="T24"> </text:span><text:span text:style-name="T26">=</text:span><text:span text:style-name="T24"> </text:span><text:span text:style-name="T25">tailleVisageC</text:span><text:span text:style-name="T24"> </text:span><text:span text:style-name="T26">/</text:span><text:span text:style-name="T24"> </text:span><text:span text:style-name="T27">20</text:span><text:span text:style-name="T25">;</text:span><text:span text:style-name="T24"> </text:span><text:span text:style-name="T28">//40</text:span></text:p>
      <text:p text:style-name="P4"/>
      <text:list xml:id="list30726233" text:continue-numbering="true" text:style-name="L1">
        <text:list-item>
          <text:p text:style-name="P5">Méthodologie</text:p>
        </text:list-item>
      </text:list>
      <text:p text:style-name="P4"><text:tab/>Il faut utiliser l'entropie sur la couleur du pixel pour choisir le « meilleur » pixel à chaque itération.</text:p>
      <text:p text:style-name="P4"/>
      <text:list xml:id="list30736477" text:continue-numbering="true" text:style-name="L1">
        <text:list-item>
          <text:p text:style-name="P5">Différences avec le jeu du pendu</text:p>
        </text:list-item>
      </text:list>
      <text:p text:style-name="P1"><text:span text:style-name="T31"><text:tab/>Il faut parcourir chaque pixel de l'image et calculer l'entropie de ce pixel == 1 pour toutes les images sélectionnées. En voici le code :</text:span></text:p>
      <text:p text:style-name="Standard"><text:span text:style-name="T34"/></text:p>
      <text:p text:style-name="P14"><text:span text:style-name="T33">//fonction sur </text:span><text:span text:style-name="T34">le calcul de l'entropie pour chaque pixel</text:span></text:p>
      <text:p text:style-name="P10"><text:span text:style-name="T31">//utilisé dans la fonction de partage</text:span></text:p>
      <text:p text:style-name="P10"><text:span text:style-name="T31">//le paramètre stacked est la pile d'image qui contient les images qui nous intéressent</text:span></text:p>
      <text:p text:style-name="P10"><text:span text:style-name="T31">//contient le pixel ou non</text:span></text:p>
      <text:p text:style-name="P10"><text:span text:style-name="T31">// retourne un tableau de la taille de l'image</text:span></text:p>
      <text:p text:style-name="Standard"><text:span text:style-name="T31">function</text:span><text:span text:style-name="T15"> </text:span><text:span text:style-name="T5">entrop</text:span><text:span text:style-name="T8">=</text:span><text:span text:style-name="T12">entropie</text:span><text:span text:style-name="T15">(</text:span><text:span text:style-name="T5">stacked</text:span><text:span text:style-name="T15">)</text:span></text:p>
      <text:p text:style-name="P9"><text:s text:c="4"/><text:span text:style-name="T4">entrop</text:span><text:span text:style-name="T19"> </text:span><text:span text:style-name="T7">=</text:span><text:span text:style-name="T19"> </text:span><text:span text:style-name="T30">zeros</text:span><text:span text:style-name="T14">(</text:span><text:span text:style-name="T18">40</text:span><text:span text:style-name="T11">,</text:span><text:span text:style-name="T18">33</text:span><text:span text:style-name="T14">)</text:span><text:span text:style-name="T11">;</text:span></text:p>
      <text:p text:style-name="P9"><text:s text:c="4"/><text:span text:style-name="T11">res</text:span><text:span text:style-name="T19"> </text:span><text:span text:style-name="T7">=</text:span><text:span text:style-name="T19"> </text:span><text:span text:style-name="T18">0</text:span><text:span text:style-name="T11">;</text:span></text:p>
      <text:p text:style-name="P9"><text:s text:c="4"/><text:span text:style-name="T20">for</text:span><text:span text:style-name="T19"> </text:span><text:span text:style-name="T11">jj</text:span><text:span text:style-name="T19"> </text:span><text:span text:style-name="T7">=</text:span><text:span text:style-name="T19"> </text:span><text:span text:style-name="T18">1</text:span><text:span text:style-name="T21">:</text:span><text:span text:style-name="T18">40</text:span></text:p>
      <text:p text:style-name="P9"><text:s text:c="8"/><text:span text:style-name="T20">for</text:span><text:span text:style-name="T19"> </text:span><text:span text:style-name="T11">ii</text:span><text:span text:style-name="T19"> </text:span><text:span text:style-name="T7">=</text:span><text:span text:style-name="T19"> </text:span><text:span text:style-name="T18">1</text:span><text:span text:style-name="T21">:</text:span><text:span text:style-name="T18">33</text:span></text:p>
      <text:p text:style-name="P9"><text:s text:c="12"/><text:span text:style-name="T20">for</text:span><text:span text:style-name="T19"> </text:span><text:span text:style-name="T11">kk</text:span><text:span text:style-name="T19"> </text:span><text:span text:style-name="T7">=</text:span><text:span text:style-name="T19"> </text:span><text:span text:style-name="T18">1</text:span><text:span text:style-name="T19"> </text:span><text:span text:style-name="T21">:</text:span><text:span text:style-name="T19"> </text:span><text:span text:style-name="T18">400</text:span></text:p>
      <text:p text:style-name="P9"><text:s text:c="16"/><text:span text:style-name="T11">res</text:span><text:span text:style-name="T19"> </text:span><text:span text:style-name="T7">=</text:span><text:span text:style-name="T19"> </text:span><text:span text:style-name="T11">res</text:span><text:span text:style-name="T19"> <text:s/></text:span><text:span text:style-name="T7">+</text:span><text:span text:style-name="T19"> </text:span><text:span text:style-name="T4">stacked</text:span><text:span text:style-name="T14">(</text:span><text:span text:style-name="T11">jj,ii,kk</text:span><text:span text:style-name="T14">)</text:span><text:span text:style-name="T11">;</text:span></text:p>
      <text:p text:style-name="P9"><text:s text:c="12"/><text:span text:style-name="T20">end</text:span></text:p>
      <text:p text:style-name="P9"><text:s text:c="12"/><text:span text:style-name="T11">res</text:span><text:span text:style-name="T19"> </text:span><text:span text:style-name="T7">=</text:span><text:span text:style-name="T19"> </text:span><text:span text:style-name="T11">res</text:span><text:span text:style-name="T7">/</text:span><text:span text:style-name="T18">400</text:span><text:span text:style-name="T11">;</text:span></text:p>
      <text:p text:style-name="P9"><text:s text:c="12"/><text:span text:style-name="T4">entrop</text:span><text:span text:style-name="T14">(</text:span><text:span text:style-name="T11">jj,ii</text:span><text:span text:style-name="T14">)</text:span><text:span text:style-name="T19"> </text:span><text:span text:style-name="T7">=</text:span><text:span text:style-name="T19"> </text:span><text:span text:style-name="T7">-</text:span><text:span text:style-name="T22">log2</text:span><text:span text:style-name="T14">(</text:span><text:span text:style-name="T11">res</text:span><text:span text:style-name="T7">^</text:span><text:span text:style-name="T11">res</text:span><text:span text:style-name="T14">)</text:span><text:span text:style-name="T19"> </text:span><text:span text:style-name="T7">-</text:span><text:span text:style-name="T19"> </text:span><text:span text:style-name="T22">log2</text:span><text:span text:style-name="T14">((</text:span><text:span text:style-name="T18">1</text:span><text:span text:style-name="T7">-</text:span><text:span text:style-name="T11">res</text:span><text:span text:style-name="T14">)</text:span><text:span text:style-name="T7">^</text:span><text:span text:style-name="T14">(</text:span><text:span text:style-name="T18">1</text:span><text:span text:style-name="T7">-</text:span><text:span text:style-name="T11">res</text:span><text:span text:style-name="T14">))</text:span><text:span text:style-name="T11">;</text:span></text:p>
      <text:p text:style-name="P9"><text:s text:c="8"/><text:span text:style-name="T20">end</text:span></text:p>
      <text:p text:style-name="P9"><text:s text:c="4"/><text:span text:style-name="T20">end</text:span></text:p>
      <text:p text:style-name="P9"><text:span text:style-name="T23">endfunction</text:span></text:p>
      <text:p text:style-name="P8"/>
      <text:p text:style-name="P7"><text:tab/>Par exemple, pour le pixel 1,1, on obtient une entropie de 0,0637.</text:p>
      <text:p text:style-name="P8"/>
      <text:p text:style-name="P8"/>
      <text:p text:style-name="P8"/>
      <text:p text:style-name="P8"/>
      <text:p text:style-name="P8"><text:soft-page-break/></text:p>
      <text:p text:style-name="P8"/>
      <text:p text:style-name="P8"/>
      <text:p text:style-name="P8"/>
      <text:list xml:id="list30728415" text:continue-numbering="true" text:style-name="L1">
        <text:list-item>
          <text:p text:style-name="P6">Réduction d'entropie</text:p>
        </text:list-item>
      </text:list>
      <text:p text:style-name="P4"><text:tab/>Pour calculer classCount, il suffit de parcourir chaque pixel de l'image et de regarder dans quelle image, triée par classe, le pixel est là. On obtient pour chaque pixel un tableau de taille 40 (pour les 40 images) qui contient le nombre d'images qui ont leur pixel est à 1. Voici le code de cette fonction : </text:p>
      <text:p text:style-name="P9"><text:span text:style-name="T1">//fonction sur le calcul de l'entropie</text:span></text:p>
      <text:p text:style-name="P9"><text:span text:style-name="T1">//prend en parametre la pile d'image voulu</text:span></text:p>
      <text:p text:style-name="P9"><text:span text:style-name="T1">// retourne un tableau de la taille de l'image e</text:span></text:p>
      <text:p text:style-name="P9"><text:span text:style-name="T2">function</text:span> <text:span text:style-name="T3">count</text:span><text:span text:style-name="T16"> </text:span><text:span text:style-name="T6">= </text:span><text:span text:style-name="T10">entropieClass</text:span><text:span text:style-name="T13">(</text:span><text:span text:style-name="T3">stacked</text:span><text:span text:style-name="T13">)</text:span></text:p>
      <text:p text:style-name="P9"><text:s text:c="4"/><text:span text:style-name="T4">count</text:span><text:span text:style-name="T19"> </text:span><text:span text:style-name="T7">=</text:span><text:span text:style-name="T19"> </text:span><text:span text:style-name="T30">zeros</text:span><text:span text:style-name="T14">(</text:span><text:span text:style-name="T18">1</text:span><text:span text:style-name="T11">,</text:span><text:span text:style-name="T18">40</text:span><text:span text:style-name="T14">)</text:span><text:span text:style-name="T11">;</text:span></text:p>
      <text:p text:style-name="P9"><text:s text:c="4"/><text:span text:style-name="T20">for</text:span><text:span text:style-name="T19"> </text:span><text:span text:style-name="T4">jj</text:span><text:span text:style-name="T19"> </text:span><text:span text:style-name="T7">=</text:span><text:span text:style-name="T19"> </text:span><text:span text:style-name="T18">1</text:span><text:span text:style-name="T19"> </text:span><text:span text:style-name="T21">:</text:span><text:span text:style-name="T19"> </text:span><text:span text:style-name="T18">40</text:span></text:p>
      <text:p text:style-name="P9"><text:s text:c="8"/><text:span text:style-name="T20">for</text:span><text:span text:style-name="T19"> </text:span><text:span text:style-name="T4">ii</text:span><text:span text:style-name="T19"> </text:span><text:span text:style-name="T7">=</text:span><text:span text:style-name="T19"> </text:span><text:span text:style-name="T18">1</text:span><text:span text:style-name="T21">:</text:span><text:span text:style-name="T19"> </text:span><text:span text:style-name="T18">33</text:span></text:p>
      <text:p text:style-name="P9"><text:s text:c="12"/><text:span text:style-name="T20">for</text:span><text:span text:style-name="T19"> </text:span><text:span text:style-name="T11">kk</text:span><text:span text:style-name="T19"> </text:span><text:span text:style-name="T7">=</text:span><text:span text:style-name="T19"> </text:span><text:span text:style-name="T18">1</text:span><text:span text:style-name="T21">:</text:span><text:span text:style-name="T18">400</text:span></text:p>
      <text:p text:style-name="P9"><text:s text:c="16"/><text:span text:style-name="T20">if</text:span><text:span text:style-name="T19"> </text:span><text:span text:style-name="T4">stacked</text:span><text:span text:style-name="T14">(</text:span><text:span text:style-name="T4">jj</text:span><text:span text:style-name="T11">,</text:span><text:span text:style-name="T4">ii</text:span><text:span text:style-name="T11">,kk</text:span><text:span text:style-name="T14">)</text:span><text:span text:style-name="T7">==</text:span><text:span text:style-name="T18">1</text:span><text:span text:style-name="T19"> </text:span><text:span text:style-name="T20">then</text:span></text:p>
      <text:p text:style-name="P9"><text:s text:c="20"/><text:span text:style-name="T4">count</text:span><text:span text:style-name="T14">(</text:span><text:span text:style-name="T18">1</text:span><text:span text:style-name="T11">,</text:span><text:span text:style-name="T19"> </text:span><text:span text:style-name="T30">ceil</text:span><text:span text:style-name="T14">(</text:span><text:span text:style-name="T11">kk</text:span><text:span text:style-name="T7">/</text:span><text:span text:style-name="T18">10</text:span><text:span text:style-name="T14">))</text:span><text:span text:style-name="T19"> </text:span><text:span text:style-name="T7">=</text:span><text:span text:style-name="T19"> </text:span><text:span text:style-name="T4">count</text:span><text:span text:style-name="T14">(</text:span><text:span text:style-name="T18">1</text:span><text:span text:style-name="T11">,</text:span><text:span text:style-name="T19"> </text:span><text:span text:style-name="T30">ceil</text:span><text:span text:style-name="T14">(</text:span><text:span text:style-name="T11">kk</text:span><text:span text:style-name="T7">/</text:span><text:span text:style-name="T18">10</text:span><text:span text:style-name="T14">))</text:span><text:span text:style-name="T7">+</text:span><text:span text:style-name="T19"> </text:span><text:span text:style-name="T18">1</text:span><text:span text:style-name="T11">;</text:span></text:p>
      <text:p text:style-name="P9"><text:s text:c="16"/><text:span text:style-name="T20">end</text:span></text:p>
      <text:p text:style-name="P9"><text:s text:c="12"/><text:span text:style-name="T20">end</text:span><text:span text:style-name="T19"> <text:s text:c="12"/></text:span></text:p>
      <text:p text:style-name="P9"><text:s text:c="8"/><text:span text:style-name="T20">end</text:span></text:p>
      <text:p text:style-name="P9"><text:s text:c="4"/><text:span text:style-name="T20">end</text:span></text:p>
      <text:p text:style-name="P9"><text:span text:style-name="T23">endfunction</text:span></text:p>
      <text:p text:style-name="P4"/>
      <text:p text:style-name="P4"><text:tab/>Par exemple, pour le pixel 1,1, on obtient : 1 dans la classe 15 et 2 dans la classe 29. Ce qui nous fait 3 images contenant le pixel à 1.</text:p>
      <text:p text:style-name="P4"/>
      <text:list xml:id="list30731644" text:continue-numbering="true" text:style-name="L1">
        <text:list-item>
          <text:p text:style-name="P5">Sélection de pixel</text:p>
        </text:list-item>
      </text:list>
      <text:p text:style-name="P11">//fonction partage</text:p>
      <text:p text:style-name="P11">//prend en paramètre le tableau des images voulues</text:p>
      <text:p text:style-name="P9"><text:span text:style-name="T2">function</text:span> <text:span text:style-name="T13">[</text:span><text:span text:style-name="T3">A</text:span><text:span text:style-name="T9">, </text:span><text:span text:style-name="T3">B</text:span><text:span text:style-name="T9">, </text:span><text:span text:style-name="T3">i</text:span><text:span text:style-name="T13">]</text:span><text:span text:style-name="T6">=</text:span><text:span text:style-name="T10">partage</text:span><text:span text:style-name="T13">(</text:span><text:span text:style-name="T3">I</text:span><text:span text:style-name="T13">)</text:span></text:p>
      <text:p text:style-name="P9"><text:s text:c="4"/><text:span text:style-name="T11">stackedFacesI</text:span><text:span text:style-name="T7">=</text:span><text:span text:style-name="T11">stackedFaces</text:span><text:span text:style-name="T14">(</text:span><text:span text:style-name="T21">:</text:span><text:span text:style-name="T11">,</text:span><text:span text:style-name="T21">:</text:span><text:span text:style-name="T11">,</text:span><text:span text:style-name="T4">I</text:span><text:span text:style-name="T14">)</text:span><text:span text:style-name="T11">;</text:span></text:p>
      <text:p text:style-name="P9"><text:s text:c="4"/><text:span text:style-name="T11">entrop</text:span><text:span text:style-name="T19"> </text:span><text:span text:style-name="T7">=</text:span><text:span text:style-name="T19"> </text:span><text:span text:style-name="T30">zeros</text:span><text:span text:style-name="T14">(</text:span><text:span text:style-name="T30">size</text:span><text:span text:style-name="T14">(</text:span><text:span text:style-name="T11">stackedFacesI,</text:span><text:span text:style-name="T18">"r"</text:span><text:span text:style-name="T14">)</text:span><text:span text:style-name="T11">,</text:span><text:span text:style-name="T30">size</text:span><text:span text:style-name="T14">(</text:span><text:span text:style-name="T11">stackedFacesI,</text:span><text:span text:style-name="T18">"c"</text:span><text:span text:style-name="T14">)</text:span><text:span text:style-name="T11">,</text:span><text:span text:style-name="T30">size</text:span><text:span text:style-name="T14">(</text:span><text:span text:style-name="T11">stackedFacesI,</text:span><text:span text:style-name="T18">3</text:span><text:span text:style-name="T14">))</text:span><text:span text:style-name="T11">;</text:span></text:p>
      <text:p text:style-name="P9"><text:s text:c="4"/><text:span text:style-name="T1">//calcul de l'entropie</text:span></text:p>
      <text:p text:style-name="P9"><text:s text:c="4"/><text:span text:style-name="T11">entrop</text:span><text:span text:style-name="T19"> </text:span><text:span text:style-name="T7">=</text:span><text:span text:style-name="T19"> </text:span><text:span text:style-name="T11">entropie</text:span><text:span text:style-name="T14">(</text:span><text:span text:style-name="T11">stackedFacesI</text:span><text:span text:style-name="T14">)</text:span><text:span text:style-name="T11">;</text:span></text:p>
      <text:p text:style-name="P9"><text:s text:c="4"/><text:span text:style-name="T14">[</text:span><text:span text:style-name="T11">i1,i2</text:span><text:span text:style-name="T14">]</text:span><text:span text:style-name="T19"> </text:span><text:span text:style-name="T7">=</text:span><text:span text:style-name="T19"> </text:span><text:span text:style-name="T30">find</text:span><text:span text:style-name="T14">(</text:span><text:span text:style-name="T11">entrop</text:span><text:span text:style-name="T7">==</text:span><text:span text:style-name="T30">max</text:span><text:span text:style-name="T14">(</text:span><text:span text:style-name="T11">entrop</text:span><text:span text:style-name="T14">))</text:span><text:span text:style-name="T11">;</text:span></text:p>
      <text:p text:style-name="P9"><text:s text:c="4"/><text:span text:style-name="T1">//retourne le premier pixel avec une entropie maximum</text:span></text:p>
      <text:p text:style-name="P9"><text:s text:c="4"/><text:span text:style-name="T4">i</text:span><text:span text:style-name="T19"> </text:span><text:span text:style-name="T7">=</text:span><text:span text:style-name="T19"> </text:span><text:span text:style-name="T14">[</text:span><text:span text:style-name="T11">i1</text:span><text:span text:style-name="T14">(</text:span><text:span text:style-name="T18">1</text:span><text:span text:style-name="T14">)</text:span><text:span text:style-name="T19"> </text:span><text:span text:style-name="T11">i2</text:span><text:span text:style-name="T14">(</text:span><text:span text:style-name="T18">1</text:span><text:span text:style-name="T14">)]</text:span><text:span text:style-name="T11">;</text:span></text:p>
      <text:p text:style-name="P9"><text:s text:c="4"/><text:span text:style-name="T1">//retourne le tableau contenant l'indice des images à true quand le pixel = 1</text:span></text:p>
      <text:p text:style-name="P9"><text:s text:c="4"/><text:span text:style-name="T4">A</text:span><text:span text:style-name="T19"> </text:span><text:span text:style-name="T7">=</text:span><text:span text:style-name="T19"> </text:span><text:span text:style-name="T14">[]</text:span><text:span text:style-name="T11">;</text:span></text:p>
      <text:p text:style-name="P9"><text:s text:c="4"/><text:span text:style-name="T20">for</text:span><text:span text:style-name="T19"> </text:span><text:span text:style-name="T11">k</text:span><text:span text:style-name="T7">=</text:span><text:span text:style-name="T18">1</text:span><text:span text:style-name="T21">:</text:span><text:span text:style-name="T18">400</text:span></text:p>
      <text:p text:style-name="P9"><text:s text:c="8"/><text:span text:style-name="T4">A</text:span><text:span text:style-name="T19"> </text:span><text:span text:style-name="T7">=</text:span><text:span text:style-name="T19"> </text:span><text:span text:style-name="T14">[</text:span><text:span text:style-name="T4">A</text:span><text:span text:style-name="T11">,</text:span><text:span text:style-name="T4">I</text:span><text:span text:style-name="T14">(</text:span><text:span text:style-name="T11">k</text:span><text:span text:style-name="T14">)</text:span><text:span text:style-name="T19"> </text:span><text:span text:style-name="T7">&amp;</text:span><text:span text:style-name="T19"> </text:span><text:span text:style-name="T14">(</text:span><text:span text:style-name="T11">stackedFaces</text:span><text:span text:style-name="T14">(</text:span><text:span text:style-name="T11">i1,i2,k</text:span><text:span text:style-name="T14">)</text:span><text:span text:style-name="T19"> </text:span><text:span text:style-name="T7">==</text:span><text:span text:style-name="T19"> </text:span><text:span text:style-name="T18">1</text:span><text:span text:style-name="T14">)]</text:span><text:span text:style-name="T11">;</text:span></text:p>
      <text:p text:style-name="P9"><text:s text:c="4"/><text:span text:style-name="T20">end</text:span></text:p>
      <text:p text:style-name="P9"><text:s text:c="4"/><text:span text:style-name="T1">//retourne le tableau contenant l'indice des images à true quand le pixel = 0</text:span></text:p>
      <text:p text:style-name="P9"><text:s text:c="4"/><text:span text:style-name="T4">B</text:span><text:span text:style-name="T19"> </text:span><text:span text:style-name="T7">=</text:span><text:span text:style-name="T19"> <text:s/></text:span><text:span text:style-name="T14">[]</text:span><text:span text:style-name="T11">;</text:span></text:p>
      <text:p text:style-name="P9"><text:s text:c="4"/><text:span text:style-name="T20">for</text:span><text:span text:style-name="T19"> </text:span><text:span text:style-name="T11">k</text:span><text:span text:style-name="T7">=</text:span><text:span text:style-name="T18">1</text:span><text:span text:style-name="T21">:</text:span><text:span text:style-name="T18">400</text:span></text:p>
      <text:p text:style-name="P9"><text:s text:c="8"/><text:span text:style-name="T4">B</text:span><text:span text:style-name="T19"> </text:span><text:span text:style-name="T7">=</text:span><text:span text:style-name="T19"> </text:span><text:span text:style-name="T14">[</text:span><text:span text:style-name="T4">B</text:span><text:span text:style-name="T11">,</text:span><text:span text:style-name="T4">I</text:span><text:span text:style-name="T14">(</text:span><text:span text:style-name="T11">k</text:span><text:span text:style-name="T14">)</text:span><text:span text:style-name="T19"> </text:span><text:span text:style-name="T7">&amp;</text:span><text:span text:style-name="T19"> </text:span><text:span text:style-name="T14">(</text:span><text:span text:style-name="T11">stackedFaces</text:span><text:span text:style-name="T14">(</text:span><text:span text:style-name="T11">i1,i2,k</text:span><text:span text:style-name="T14">)</text:span><text:span text:style-name="T19"> </text:span><text:span text:style-name="T7">==</text:span><text:span text:style-name="T19"> </text:span><text:span text:style-name="T18">0</text:span><text:span text:style-name="T14">)]</text:span><text:span text:style-name="T11">;</text:span></text:p>
      <text:p text:style-name="P9"><text:s text:c="4"/><text:span text:style-name="T20">end</text:span></text:p>
      <text:p text:style-name="P9"><text:span text:style-name="T23">endfunction</text:span></text:p>
      <text:p text:style-name="P4"/>
      <text:p text:style-name="P4"/>
      <text:p text:style-name="P4"><text:soft-page-break/></text:p>
      <text:p text:style-name="P4"/>
      <text:p text:style-name="P4"/>
      <text:p text:style-name="P4"/>
      <text:list xml:id="list30725739" text:continue-numbering="true" text:style-name="L1">
        <text:list-item>
          <text:p text:style-name="P5">Que fait le code suivant ?</text:p>
        </text:list-item>
      </text:list>
      <text:p text:style-name="Standard">I=([1:400]&gt;0);</text:p>
      <text:p text:style-name="Standard">[A,B,k]=partage(I);</text:p>
      <text:p text:style-name="Standard"/>
      <text:p text:style-name="Standard"><text:tab/>Ce code retourne dans A le tableau contenant l'indice des images avec leur pixel = 1, dans B, avec leur pixel = 0 et enfin dans k, les coordonnées du pixel qui nous a permis de partager le tableau des images en 2 tableau de taille équivalente. Ce qui nous donne pour le pixel k =(32,10) : </text:p>
      <text:p text:style-name="Standard">sum(A) = 200 ;</text:p>
      <text:p text:style-name="Standard">pour les 20 premiers tableaux de A = 1,2,3,5,6,7,8,9,10 a true et le reste à false.</text:p>
      <text:p text:style-name="Standard">sum(B) = 200 ;</text:p>
      <text:p text:style-name="Standard">et pour les 20 premiers tableaux de B = 4, 11 à 20 a true et le reste à false.</text:p>
      <text:p text:style-name="Standard"/>
      <text:p text:style-name="P1"><text:tab/>On constate que le partage est équitable pour la première passe. Ensuite si on désire continuer les calculs, on peut suivant l'image à tester, prendre soit le tableau de A soit le tableau de B.</text:p>
      <text:p text:style-name="P1"/>
      <text:p text:style-name="P3">Conclusion</text:p>
      <text:p text:style-name="P1"><text:tab/>L'utilisation de l'entropie est pratique pour partager 2 classes, mais il devient plus compliquer quand on désire travailler sur plusieurs classes, dans notre cas, 40 visages. Cependant, il est possible de trouver un algorithme avec l'entropie et le calcul pour chaque pixel, des classes contenant ce pixel. Grâce à cette méthode, on peut dire dans quelle classe appartient l'image avec un seuil d'erreur minim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Monospaced" svg:font-family="Monospaced"/>
    <style:font-face style:name="OpenSymbol" svg:font-family="OpenSymbo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7T15:15:18.08</meta:creation-date>
    <dc:date>2013-04-04T10:59:44.91</dc:date>
    <meta:editing-duration>PT29M24S</meta:editing-duration>
    <meta:editing-cycles>3</meta:editing-cycles>
    <meta:generator>LibreOffice/3.5$Windows_x86 LibreOffice_project/3215f89-f603614-ab984f2-7348103-1225a5b</meta:generator>
    <meta:document-statistic meta:table-count="0" meta:image-count="0" meta:object-count="0" meta:page-count="3" meta:paragraph-count="84" meta:word-count="713" meta:character-count="4431" meta:non-whitespace-character-count="3504"/>
  </office:meta>
</office:document-meta>
</file>